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2in"/>
    </style:style>
    <style:style style:name="co3" style:family="table-column">
      <style:table-column-properties fo:break-before="auto" style:column-width="1.6437in"/>
    </style:style>
    <style:style style:name="co4" style:family="table-column">
      <style:table-column-properties fo:break-before="auto" style:column-width="0.4283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1.6945in"/>
    </style:style>
    <style:style style:name="co7" style:family="table-column">
      <style:table-column-properties fo:break-before="auto" style:column-width="2.8339in"/>
    </style:style>
    <style:style style:name="co8" style:family="table-column">
      <style:table-column-properties fo:break-before="auto" style:column-width="0.8827in"/>
    </style:style>
    <style:style style:name="co9" style:family="table-column">
      <style:table-column-properties fo:break-before="auto" style:column-width="1.2972in"/>
    </style:style>
    <style:style style:name="co10" style:family="table-column">
      <style:table-column-properties fo:break-before="auto" style:column-width="1.6189in"/>
    </style:style>
    <style:style style:name="co11" style:family="table-column">
      <style:table-column-properties fo:break-before="auto" style:column-width="1.7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158466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aw Inputs</text:p>
          </table:table-cell>
          <table:covered-table-cell table:number-columns-repeated="4" table:style-name="ce4"/>
          <table:table-cell table:style-name="ce5" office:value-type="string" calcext:value-type="string" table:number-columns-spanned="5" table:number-rows-spanned="1">
            <text:p>Expected Outputs</text:p>
          </table:table-cell>
          <table:covered-table-cell table:number-columns-repeated="4" table:style-name="ce4"/>
          <table:table-cell/>
        </table:table-row>
        <table:table-row table:style-name="ro2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feet</text:p>
          </table:table-cell>
          <table:table-cell table:style-name="ce2" office:value-type="string" calcext:value-type="string">
            <text:p>inches</text:p>
          </table:table-cell>
          <table:table-cell table:style-name="ce6" office:value-type="string" calcext:value-type="string">
            <text:p>toInches</text:p>
          </table:table-cell>
          <table:table-cell table:style-name="ce6" office:value-type="string" calcext:value-type="string">
            <text:p>height string</text:p>
          </table:table-cell>
          <table:table-cell table:style-name="ce6" office:value-type="string" calcext:value-type="string">
            <text:p>Tall Youngster</text:p>
          </table:table-cell>
          <table:table-cell table:style-name="ce6" office:value-type="string" calcext:value-type="string">
            <text:p>average age comparison</text:p>
            <text:p>Before removal</text:p>
          </table:table-cell>
          <table:table-cell table:style-name="ce6" office:value-type="string" calcext:value-type="string">
            <text:p>average age comparison</text:p>
            <text:p>After removal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eve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([.D3]*12)+[.E3]" office:value-type="float" office:value="71" calcext:value-type="float">
            <text:p>71</text:p>
          </table:table-cell>
          <table:table-cell office:value-type="string" calcext:value-type="string">
            <text:p>5’ 11”</text:p>
          </table:table-cell>
          <table:table-cell office:value-type="string" calcext:value-type="string">
            <text:p>before</text:p>
          </table:table-cell>
          <table:table-cell table:formula="of:=IF([.$C3]&lt;=[.$C$10];&quot;at or below&quot;;&quot;above&quot;)" office:value-type="string" office:string-value="at or below" calcext:value-type="string">
            <text:p>at or below</text:p>
          </table:table-cell>
          <table:table-cell/>
          <table:table-cell office:value-type="string" calcext:value-type="string">
            <text:p>Removed after 1st pri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ry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([.D4]*12)+[.E4]" office:value-type="float" office:value="73" calcext:value-type="float">
            <text:p>73</text:p>
          </table:table-cell>
          <table:table-cell office:value-type="string" calcext:value-type="string">
            <text:p>6’ 1”</text:p>
          </table:table-cell>
          <table:table-cell/>
          <table:table-cell table:formula="of:=IF([.$C4]&lt;=[.$C$10];&quot;at or below&quot;;&quot;above&quot;)" office:value-type="string" office:string-value="above" calcext:value-type="string">
            <text:p>above</text:p>
          </table:table-cell>
          <table:table-cell table:formula="of:=IF([.$C4]&lt;=[.$C$11];&quot;at or below&quot;;&quot;above&quot;)" office:value-type="string" office:string-value="at or below" calcext:value-type="string">
            <text:p>at or below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hil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([.D5]*12)+[.E5]" office:value-type="float" office:value="71" calcext:value-type="float">
            <text:p>71</text:p>
          </table:table-cell>
          <table:table-cell office:value-type="string" calcext:value-type="string">
            <text:p>5’ 11”</text:p>
          </table:table-cell>
          <table:table-cell/>
          <table:table-cell table:formula="of:=IF([.$C5]&lt;=[.$C$10];&quot;at or below&quot;;&quot;above&quot;)" office:value-type="string" office:string-value="above" calcext:value-type="string">
            <text:p>above</text:p>
          </table:table-cell>
          <table:table-cell table:formula="of:=IF([.$C5]&lt;=[.$C$11];&quot;at or below&quot;;&quot;above&quot;)" office:value-type="string" office:string-value="at or below" calcext:value-type="string">
            <text:p>at or below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m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([.D6]*12)+[.E6]" office:value-type="float" office:value="74" calcext:value-type="float">
            <text:p>74</text:p>
          </table:table-cell>
          <table:table-cell office:value-type="string" calcext:value-type="string">
            <text:p>6’ 2”</text:p>
          </table:table-cell>
          <table:table-cell office:value-type="string" calcext:value-type="string">
            <text:p>after</text:p>
          </table:table-cell>
          <table:table-cell table:formula="of:=IF([.$C6]&lt;=[.$C$10];&quot;at or below&quot;;&quot;above&quot;)" office:value-type="string" office:string-value="above" calcext:value-type="string">
            <text:p>above</text:p>
          </table:table-cell>
          <table:table-cell table:formula="of:=IF([.$C6]&lt;=[.$C$11];&quot;at or below&quot;;&quot;above&quot;)" office:value-type="string" office:string-value="at or below" calcext:value-type="string">
            <text:p>at or below</text:p>
          </table:table-cell>
          <table:table-cell office:value-type="string" calcext:value-type="string">
            <text:p>new tallest youngster after index 0 remov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rry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([.D7]*12)+[.E7]" office:value-type="float" office:value="74" calcext:value-type="float">
            <text:p>74</text:p>
          </table:table-cell>
          <table:table-cell office:value-type="string" calcext:value-type="string">
            <text:p>6’ 2”</text:p>
          </table:table-cell>
          <table:table-cell/>
          <table:table-cell table:formula="of:=IF([.$C7]&lt;=[.$C$10];&quot;at or below&quot;;&quot;above&quot;)" office:value-type="string" office:string-value="above" calcext:value-type="string">
            <text:p>above</text:p>
          </table:table-cell>
          <table:table-cell table:formula="of:=IF([.$C7]&lt;=[.$C$11];&quot;at or below&quot;;&quot;above&quot;)" office:value-type="string" office:string-value="at or below" calcext:value-type="string">
            <text:p>at or below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ll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([.D8]*12)+[.E8]" office:value-type="float" office:value="71" calcext:value-type="float">
            <text:p>71</text:p>
          </table:table-cell>
          <table:table-cell office:value-type="string" calcext:value-type="string">
            <text:p>5’ 11”</text:p>
          </table:table-cell>
          <table:table-cell/>
          <table:table-cell table:formula="of:=IF([.$C8]&lt;=[.$C$10];&quot;at or below&quot;;&quot;above&quot;)" office:value-type="string" office:string-value="above" calcext:value-type="string">
            <text:p>above</text:p>
          </table:table-cell>
          <table:table-cell table:formula="of:=IF([.$C8]&lt;=[.$C$11];&quot;at or below&quot;;&quot;above&quot;)" office:value-type="string" office:string-value="at or below" calcext:value-type="string">
            <text:p>at or below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average age:</text:p>
          </table:table-cell>
          <table:table-cell table:style-name="ce3" table:formula="of:=AVERAGE([.C3:.C8])" office:value-type="float" office:value="21.8333333333333" calcext:value-type="float">
            <text:p>21.8333333333333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/>
          <table:table-cell office:value-type="string" calcext:value-type="string">
            <text:p>average age</text:p>
            <text:p>After removal</text:p>
          </table:table-cell>
          <table:table-cell table:style-name="ce3" table:formula="of:=AVERAGE([.C4:.C8])"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</table:table>
      <table:table table:name="Sheet2" table:style-name="ta1">
        <table:table-column table:style-name="co4" table:default-cell-style-name="ce3"/>
        <table:table-column table:style-name="co5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6" table:default-cell-style-name="ce3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aw Inputs</text:p>
          </table:table-cell>
          <table:covered-table-cell table:number-columns-repeated="4" table:style-name="ce4"/>
          <table:table-cell table:style-name="ce5" office:value-type="string" calcext:value-type="string" table:number-columns-spanned="5" table:number-rows-spanned="1">
            <text:p>Expected Outputs</text:p>
          </table:table-cell>
          <table:covered-table-cell table:number-columns-repeated="4" table:style-name="ce4"/>
          <table:table-cell/>
        </table:table-row>
        <table:table-row table:style-name="ro2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feet</text:p>
          </table:table-cell>
          <table:table-cell table:style-name="ce2" office:value-type="string" calcext:value-type="string">
            <text:p>inches</text:p>
          </table:table-cell>
          <table:table-cell table:style-name="ce6" office:value-type="string" calcext:value-type="string">
            <text:p>toInches</text:p>
          </table:table-cell>
          <table:table-cell table:style-name="ce6" office:value-type="string" calcext:value-type="string">
            <text:p>height string</text:p>
          </table:table-cell>
          <table:table-cell table:style-name="ce6" office:value-type="string" calcext:value-type="string">
            <text:p>Tall Youngster</text:p>
          </table:table-cell>
          <table:table-cell table:style-name="ce6" office:value-type="string" calcext:value-type="string">
            <text:p>average age comparison</text:p>
            <text:p>Before removal</text:p>
          </table:table-cell>
          <table:table-cell table:style-name="ce6" office:value-type="string" calcext:value-type="string">
            <text:p>average age comparison</text:p>
            <text:p>After removal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eve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([.D3]*12)+[.E3]" office:value-type="float" office:value="71" calcext:value-type="float">
            <text:p>71</text:p>
          </table:table-cell>
          <table:table-cell office:value-type="string" calcext:value-type="string">
            <text:p>5’ 11”</text:p>
          </table:table-cell>
          <table:table-cell/>
          <table:table-cell table:formula="of:=IF([.$C3]&lt;=[.$C$10];&quot;at or below&quot;;&quot;above&quot;)" office:value-type="string" office:string-value="at or below" calcext:value-type="string">
            <text:p>at or below</text:p>
          </table:table-cell>
          <table:table-cell/>
          <table:table-cell office:value-type="string" calcext:value-type="string">
            <text:p>Removed after 1st pri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ry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([.D4]*12)+[.E4]" office:value-type="float" office:value="73" calcext:value-type="float">
            <text:p>73</text:p>
          </table:table-cell>
          <table:table-cell office:value-type="string" calcext:value-type="string">
            <text:p>6’ 1”</text:p>
          </table:table-cell>
          <table:table-cell/>
          <table:table-cell table:formula="of:=IF([.$C4]&lt;=[.$C$10];&quot;at or below&quot;;&quot;above&quot;)" office:value-type="string" office:string-value="at or below" calcext:value-type="string">
            <text:p>at or below</text:p>
          </table:table-cell>
          <table:table-cell table:formula="of:=IF([.$C4]&lt;=[.$C$11];&quot;at or below&quot;;&quot;above&quot;)" office:value-type="string" office:string-value="at or below" calcext:value-type="string">
            <text:p>at or below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hi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([.D5]*12)+[.E5]" office:value-type="float" office:value="71" calcext:value-type="float">
            <text:p>71</text:p>
          </table:table-cell>
          <table:table-cell office:value-type="string" calcext:value-type="string">
            <text:p>5’ 11”</text:p>
          </table:table-cell>
          <table:table-cell/>
          <table:table-cell table:formula="of:=IF([.$C5]&lt;=[.$C$10];&quot;at or below&quot;;&quot;above&quot;)" office:value-type="string" office:string-value="at or below" calcext:value-type="string">
            <text:p>at or below</text:p>
          </table:table-cell>
          <table:table-cell table:formula="of:=IF([.$C5]&lt;=[.$C$11];&quot;at or below&quot;;&quot;above&quot;)" office:value-type="string" office:string-value="at or below" calcext:value-type="string">
            <text:p>at or below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m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([.D6]*12)+[.E6]" office:value-type="float" office:value="74" calcext:value-type="float">
            <text:p>74</text:p>
          </table:table-cell>
          <table:table-cell office:value-type="string" calcext:value-type="string">
            <text:p>6’ 2”</text:p>
          </table:table-cell>
          <table:table-cell office:value-type="string" calcext:value-type="string">
            <text:p>before/after</text:p>
          </table:table-cell>
          <table:table-cell table:formula="of:=IF([.$C6]&lt;=[.$C$10];&quot;at or below&quot;;&quot;above&quot;)" office:value-type="string" office:string-value="at or below" calcext:value-type="string">
            <text:p>at or below</text:p>
          </table:table-cell>
          <table:table-cell table:formula="of:=IF([.$C6]&lt;=[.$C$11];&quot;at or below&quot;;&quot;above&quot;)" office:value-type="string" office:string-value="at or below" calcext:value-type="string">
            <text:p>at or below</text:p>
          </table:table-cell>
          <table:table-cell office:value-type="string" calcext:value-type="string">
            <text:p>new tallest youngster after index 0 remov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rry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([.D7]*12)+[.E7]" office:value-type="float" office:value="74" calcext:value-type="float">
            <text:p>74</text:p>
          </table:table-cell>
          <table:table-cell office:value-type="string" calcext:value-type="string">
            <text:p>6’ 2”</text:p>
          </table:table-cell>
          <table:table-cell/>
          <table:table-cell table:formula="of:=IF([.$C7]&lt;=[.$C$10];&quot;at or below&quot;;&quot;above&quot;)" office:value-type="string" office:string-value="at or below" calcext:value-type="string">
            <text:p>at or below</text:p>
          </table:table-cell>
          <table:table-cell table:formula="of:=IF([.$C7]&lt;=[.$C$11];&quot;at or below&quot;;&quot;above&quot;)" office:value-type="string" office:string-value="at or below" calcext:value-type="string">
            <text:p>at or below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ll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([.D8]*12)+[.E8]" office:value-type="float" office:value="71" calcext:value-type="float">
            <text:p>71</text:p>
          </table:table-cell>
          <table:table-cell office:value-type="string" calcext:value-type="string">
            <text:p>5’ 11”</text:p>
          </table:table-cell>
          <table:table-cell/>
          <table:table-cell table:formula="of:=IF([.$C8]&lt;=[.$C$10];&quot;at or below&quot;;&quot;above&quot;)" office:value-type="string" office:string-value="above" calcext:value-type="string">
            <text:p>above</text:p>
          </table:table-cell>
          <table:table-cell table:formula="of:=IF([.$C8]&lt;=[.$C$11];&quot;at or below&quot;;&quot;above&quot;)" office:value-type="string" office:string-value="above" calcext:value-type="string">
            <text:p>above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average age:</text:p>
          </table:table-cell>
          <table:table-cell table:style-name="ce3" table:formula="of:=AVERAGE([.C3:.C8])" office:value-type="float" office:value="35.1666666666667" calcext:value-type="float">
            <text:p>35.1666666666667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/>
          <table:table-cell office:value-type="string" calcext:value-type="string">
            <text:p>average age</text:p>
            <text:p>After removal</text:p>
          </table:table-cell>
          <table:table-cell table:style-name="ce3" table:formula="of:=AVERAGE([.C4:.C8])" office:value-type="float" office:value="35.2" calcext:value-type="float">
            <text:p>35.2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</table:table>
      <table:table table:name="Sheet3" table:style-name="ta1"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aw Inputs</text:p>
          </table:table-cell>
          <table:covered-table-cell table:number-columns-repeated="4" table:style-name="ce4"/>
          <table:table-cell table:style-name="ce5" office:value-type="string" calcext:value-type="string" table:number-columns-spanned="5" table:number-rows-spanned="1">
            <text:p>Expected Outputs</text:p>
          </table:table-cell>
          <table:covered-table-cell table:number-columns-repeated="4" table:style-name="ce4"/>
          <table:table-cell/>
        </table:table-row>
        <table:table-row table:style-name="ro2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feet</text:p>
          </table:table-cell>
          <table:table-cell table:style-name="ce2" office:value-type="string" calcext:value-type="string">
            <text:p>inches</text:p>
          </table:table-cell>
          <table:table-cell table:style-name="ce6" office:value-type="string" calcext:value-type="string">
            <text:p>toInches</text:p>
          </table:table-cell>
          <table:table-cell table:style-name="ce6" office:value-type="string" calcext:value-type="string">
            <text:p>height string</text:p>
          </table:table-cell>
          <table:table-cell table:style-name="ce6" office:value-type="string" calcext:value-type="string">
            <text:p>Tall Youngster</text:p>
          </table:table-cell>
          <table:table-cell table:style-name="ce6" office:value-type="string" calcext:value-type="string">
            <text:p>average age comparison</text:p>
            <text:p>Before removal</text:p>
          </table:table-cell>
          <table:table-cell table:style-name="ce6" office:value-type="string" calcext:value-type="string">
            <text:p>average age comparison</text:p>
            <text:p>After removal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eve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([.D3]*12)+[.E3]" office:value-type="float" office:value="71" calcext:value-type="float">
            <text:p>71</text:p>
          </table:table-cell>
          <table:table-cell office:value-type="string" calcext:value-type="string">
            <text:p>5’ 11”</text:p>
          </table:table-cell>
          <table:table-cell/>
          <table:table-cell table:formula="of:=IF([.$C3]&lt;=[.$C$10];&quot;at or below&quot;;&quot;above&quot;)" office:value-type="string" office:string-value="above" calcext:value-type="string">
            <text:p>above</text:p>
          </table:table-cell>
          <table:table-cell/>
          <table:table-cell office:value-type="string" calcext:value-type="string">
            <text:p>Removed after 1st pri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ry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([.D4]*12)+[.E4]" office:value-type="float" office:value="73" calcext:value-type="float">
            <text:p>73</text:p>
          </table:table-cell>
          <table:table-cell office:value-type="string" calcext:value-type="string">
            <text:p>6’ 1”</text:p>
          </table:table-cell>
          <table:table-cell/>
          <table:table-cell table:formula="of:=IF([.$C4]&lt;=[.$C$10];&quot;at or below&quot;;&quot;above&quot;)" office:value-type="string" office:string-value="at or below" calcext:value-type="string">
            <text:p>at or below</text:p>
          </table:table-cell>
          <table:table-cell table:formula="of:=IF([.$C4]&lt;=[.$C$11];&quot;at or below&quot;;&quot;above&quot;)" office:value-type="string" office:string-value="above" calcext:value-type="string">
            <text:p>abov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hi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([.D5]*12)+[.E5]" office:value-type="float" office:value="71" calcext:value-type="float">
            <text:p>71</text:p>
          </table:table-cell>
          <table:table-cell office:value-type="string" calcext:value-type="string">
            <text:p>5’ 11”</text:p>
          </table:table-cell>
          <table:table-cell/>
          <table:table-cell table:formula="of:=IF([.$C5]&lt;=[.$C$10];&quot;at or below&quot;;&quot;above&quot;)" office:value-type="string" office:string-value="at or below" calcext:value-type="string">
            <text:p>at or below</text:p>
          </table:table-cell>
          <table:table-cell table:formula="of:=IF([.$C5]&lt;=[.$C$11];&quot;at or below&quot;;&quot;above&quot;)" office:value-type="string" office:string-value="at or below" calcext:value-type="string">
            <text:p>at or below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m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([.D6]*12)+[.E6]" office:value-type="float" office:value="74" calcext:value-type="float">
            <text:p>74</text:p>
          </table:table-cell>
          <table:table-cell office:value-type="string" calcext:value-type="string">
            <text:p>6’ 2”</text:p>
          </table:table-cell>
          <table:table-cell office:value-type="string" calcext:value-type="string">
            <text:p>before</text:p>
          </table:table-cell>
          <table:table-cell table:formula="of:=IF([.$C6]&lt;=[.$C$10];&quot;at or below&quot;;&quot;above&quot;)" office:value-type="string" office:string-value="at or below" calcext:value-type="string">
            <text:p>at or below</text:p>
          </table:table-cell>
          <table:table-cell table:formula="of:=IF([.$C6]&lt;=[.$C$11];&quot;at or below&quot;;&quot;above&quot;)" office:value-type="string" office:string-value="above" calcext:value-type="string">
            <text:p>abov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rry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([.D7]*12)+[.E7]" office:value-type="float" office:value="74" calcext:value-type="float">
            <text:p>74</text:p>
          </table:table-cell>
          <table:table-cell office:value-type="string" calcext:value-type="string">
            <text:p>6’ 2”</text:p>
          </table:table-cell>
          <table:table-cell office:value-type="string" calcext:value-type="string">
            <text:p>after</text:p>
          </table:table-cell>
          <table:table-cell table:formula="of:=IF([.$C7]&lt;=[.$C$10];&quot;at or below&quot;;&quot;above&quot;)" office:value-type="string" office:string-value="at or below" calcext:value-type="string">
            <text:p>at or below</text:p>
          </table:table-cell>
          <table:table-cell table:formula="of:=IF([.$C7]&lt;=[.$C$11];&quot;at or below&quot;;&quot;above&quot;)" office:value-type="string" office:string-value="at or below" calcext:value-type="string">
            <text:p>at or below</text:p>
          </table:table-cell>
          <table:table-cell office:value-type="string" calcext:value-type="string">
            <text:p>new tallest youngster after index 0 remov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ll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([.D8]*12)+[.E8]" office:value-type="float" office:value="71" calcext:value-type="float">
            <text:p>71</text:p>
          </table:table-cell>
          <table:table-cell office:value-type="string" calcext:value-type="string">
            <text:p>5’ 11”</text:p>
          </table:table-cell>
          <table:table-cell/>
          <table:table-cell table:formula="of:=IF([.$C8]&lt;=[.$C$10];&quot;at or below&quot;;&quot;above&quot;)" office:value-type="string" office:string-value="at or below" calcext:value-type="string">
            <text:p>at or below</text:p>
          </table:table-cell>
          <table:table-cell table:formula="of:=IF([.$C8]&lt;=[.$C$11];&quot;at or below&quot;;&quot;above&quot;)" office:value-type="string" office:string-value="at or below" calcext:value-type="string">
            <text:p>at or below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average age:</text:p>
          </table:table-cell>
          <table:table-cell table:style-name="ce3" table:formula="of:=AVERAGE([.C3:.C8])"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/>
          <table:table-cell office:value-type="string" calcext:value-type="string">
            <text:p>average age</text:p>
            <text:p>After removal</text:p>
          </table:table-cell>
          <table:table-cell table:style-name="ce3" table:formula="of:=AVERAGE([.C4:.C8])" office:value-type="float" office:value="37.8" calcext:value-type="float">
            <text:p>37.8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0T12:03:34.644240862</meta:creation-date>
    <dc:date>2026-01-20T12:39:25.246252175</dc:date>
    <meta:editing-duration>PT3M27S</meta:editing-duration>
    <meta:editing-cycles>1</meta:editing-cycles>
    <meta:document-statistic meta:table-count="3" meta:cell-count="218" meta:object-count="0"/>
    <meta:generator>LibreOffice/25.8.4.2$Linux_X86_64 LibreOffice_project/580$Build-2</meta:generator>
  </office:meta>
</office:document-meta>
</file>